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Poly Kernel" table:style-name="ta1">
        <table:table-column table:style-name="co2" table:default-cell-style-name="ce64"/>
        <table:table-column table:style-name="co1" table:default-cell-style-name="ce65"/>
        <table:table-column table:style-name="co1" table:number-columns-repeated="4" table:default-cell-style-name="Default"/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IRELAND</text:p>
          </table:table-cell>
          <table:covered-table-cell/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BANIA</text:p>
          </table:table-cell>
          <table:covered-table-cell/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HILIPPINES</text:p>
          </table:table-cell>
          <table:covered-table-cell/>
          <table:table-cell table:number-columns-repeated="2"/>
          <table:table-cell office:value-type="float" office:value="4120" calcext:value-type="float">
            <text:p>4120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JAMAICA</text:p>
          </table:table-cell>
          <table:covered-table-cell/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EXICO</text:p>
          </table:table-cell>
          <table:covered-table-cell/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UKRAINE</text:p>
          </table:table-cell>
          <table:covered-table-cell/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UERTO-RICO</text:p>
          </table:table-cell>
          <table:covered-table-cell/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OUTHAFRICA</text:p>
          </table:table-cell>
          <table:covered-table-cell/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UATEMALA</text:p>
          </table:table-cell>
          <table:covered-table-cell/>
          <table:table-cell table:number-columns-repeated="2"/>
          <table:table-cell office:value-type="float" office:value="11060" calcext:value-type="float">
            <text:p>11060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USTRALIA</text:p>
          </table:table-cell>
          <table:covered-table-cell/>
          <table:table-cell table:number-columns-repeated="2"/>
          <table:table-cell office:value-type="float" office:value="11930" calcext:value-type="float">
            <text:p>11930</text:p>
          </table:table-cell>
          <table:table-cell office:value-type="float" office:value="12690" calcext:value-type="float">
            <text:p>126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1:01:03.910826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4T12:01:42.117455060</dc:date>
    <meta:editing-duration>P1DT23H56M37S</meta:editing-duration>
    <meta:editing-cycles>65</meta:editing-cycles>
    <meta:generator>LibreOffice/4.2.8.2$Linux_X86_64 LibreOffice_project/420m0$Build-2</meta:generator>
    <meta:document-statistic meta:table-count="3" meta:cell-count="485" meta:object-count="0"/>
  </office:meta>
</office:document-meta>
</file>